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tyle="italic" style:font-style-asian="italic" style:font-style-complex="italic"/>
    </style:style>
    <style:style style:name="P3" style:family="paragraph" style:parent-style-name="Standard" style:list-style-name="L1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91139214118540711" text:style-name="L1">
        <text:list-item>
          <text:p text:style-name="P1">Intro</text:p>
          <text:list>
            <text:list-item>
              <text:p text:style-name="P1">What is an Operating system?</text:p>
              <text:list>
                <text:list-item>
                  <text:p text:style-name="P1">Software layer between hardware and application programs/users which provides a <text:span text:style-name="T1">virtual machine</text:span><text:span text:style-name="T2"> interface</text:span></text:p>
                </text:list-item>
                <text:list-item>
                  <text:p text:style-name="P1"><text:span text:style-name="T2">A </text:span><text:span text:style-name="T1">resource manager</text:span><text:span text:style-name="T2"> that allows programs/users to share hardware resources</text:span></text:p>
                  <text:list>
                    <text:list-item>
                      <text:p text:style-name="P1"><text:span text:style-name="T2">Dishes out resources in a fair and efficient manner</text:span></text:p>
                    </text:list-item>
                  </text:list>
                </text:list-item>
                <text:list-item>
                  <text:p text:style-name="P1"><text:span text:style-name="T2">Set of utilities that simplify development</text:span></text:p>
                </text:list-item>
              </text:list>
            </text:list-item>
            <text:list-item>
              <text:p text:style-name="P1"><text:span text:style-name="T2">Why use an OS?</text:span></text:p>
              <text:list>
                <text:list-item>
                  <text:p text:style-name="P1"><text:span text:style-name="T2">Benefits for application writers</text:span></text:p>
                  <text:list>
                    <text:list-item>
                      <text:p text:style-name="P1"><text:span text:style-name="T2">Easier to write programs, Portability</text:span></text:p>
                    </text:list-item>
                  </text:list>
                </text:list-item>
                <text:list-item>
                  <text:p text:style-name="P1"><text:span text:style-name="T2">Benefits for users</text:span></text:p>
                  <text:list>
                    <text:list-item>
                      <text:p text:style-name="P1"><text:span text:style-name="T2">Easier to use computers, protects them from themselves/others</text:span></text:p>
                    </text:list-item>
                  </text:list>
                </text:list-item>
              </text:list>
            </text:list-item>
            <text:list-item>
              <text:p text:style-name="P1"><text:span text:style-name="T2">Mechanism and Policy</text:span></text:p>
              <text:list>
                <text:list-item>
                  <text:p text:style-name="P2">Mechanisms<text:span text:style-name="T2">: data structures and operations that implement an abstraction (file system buffer cache, etc)</text:span></text:p>
                </text:list-item>
                <text:list-item>
                  <text:p text:style-name="P2">Policies: <text:span text:style-name="T2">the procedures that guide the selection of a certain course of action from among alternatives (replacement policy of the buffer cache, etc)</text:span></text:p>
                </text:list-item>
              </text:list>
            </text:list-item>
            <text:list-item>
              <text:p text:style-name="P3">Processes</text:p>
              <text:list>
                <text:list-item>
                  <text:p text:style-name="P3">System abstraction: illusion of being the only job in the system</text:p>
                </text:list-item>
                <text:list-item>
                  <text:p text:style-name="P3">Mechanism</text:p>
                  <text:list>
                    <text:list-item>
                      <text:p text:style-name="P3">Creation, destruction, suspension, context switch, signaling, IPC, etc</text:p>
                    </text:list-item>
                  </text:list>
                </text:list-item>
                <text:list-item>
                  <text:p text:style-name="P3">Policy</text:p>
                  <text:list>
                    <text:list-item>
                      <text:p text:style-name="P3">Minor policy</text:p>
                      <text:list>
                        <text:list-item>
                          <text:p text:style-name="P3">Who can create/destroy/suspend processes?</text:p>
                        </text:list-item>
                        <text:list-item>
                          <text:p text:style-name="P3">How many active processes can each user have?</text:p>
                        </text:list-item>
                      </text:list>
                    </text:list-item>
                    <text:list-item>
                      <text:p text:style-name="P3">Major policy</text:p>
                      <text:list>
                        <text:list-item>
                          <text:p text:style-name="P3">How to share system resources between processes?</text:p>
                        </text:list-item>
                        <text:list-item>
                          <text:p text:style-name="P3">Typically broken into a number of orthogonal policies for individual resources, such as CPU, memory, and dis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Processor abstraction: threads</text:p>
              <text:list>
                <text:list-item>
                  <text:p text:style-name="P3">A thread is a processor abstraction. Gives the illusion of having 1 processor per execution context.</text:p>
                </text:list-item>
                <text:list-item>
                  <text:p text:style-name="P3">Mechanisms</text:p>
                  <text:list>
                    <text:list-item>
                      <text:p text:style-name="P3">Creation, destruction, suspension, context switch, signaling, synchronizing etc</text:p>
                    </text:list-item>
                  </text:list>
                </text:list-item>
                <text:list-item>
                  <text:p text:style-name="P3">Policy</text:p>
                  <text:list>
                    <text:list-item>
                      <text:p text:style-name="P3">How to share CPU between threads from same/different processes?</text:p>
                    </text:list-item>
                    <text:list-item>
                      <text:p text:style-name="P3">How can multiple threads synchronize with each other?</text:p>
                    </text:list-item>
                    <text:list-item>
                      <text:p text:style-name="P3">How to control inter-thread interactions?</text:p>
                      <text:list>
                        <text:list-item>
                          <text:p text:style-name="P3">Can a thread kill other threads just because it wants?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Memory Abstraction: Virtual Memory</text:p>
              <text:list>
                <text:list-item>
                  <text:p text:style-name="P3">Virtual memory is a memory abstraction, gives the illusion of large contiguous memory, often more memory than what's physically available</text:p>
                </text:list-item>
                <text:list-item>
                  <text:p text:style-name="P3">Mechanism </text:p>
                  <text:list>
                    <text:list-item>
                      <text:p text:style-name="P3">Maps virtual memory to physical memory, handles page-faults etc</text:p>
                    </text:list-item>
                  </text:list>
                </text:list-item>
                <text:list-item>
                  <text:p text:style-name="P3">Policy</text:p>
                  <text:list>
                    <text:list-item>
                      <text:p text:style-name="P3">How do we multiplex a virtual memory that is larger than the physical memory onto what's available?</text:p>
                    </text:list-item>
                    <text:list-item>
                      <text:p text:style-name="P3">How should physical memory be allocated to competing processes?</text:p>
                    </text:list-item>
                    <text:list-item>
                      <text:p text:style-name="P3">How to control the sharing of a piece of physical memory between multiple <text:soft-page-break/>processes?</text:p>
                    </text:list-item>
                  </text:list>
                </text:list-item>
              </text:list>
            </text:list-item>
            <text:list-item>
              <text:p text:style-name="P3">Storage Abstraction: File System</text:p>
              <text:list>
                <text:list-item>
                  <text:p text:style-name="P3">A file system is a storage abstraction: gives the illusion of a structured storage space</text:p>
                </text:list-item>
                <text:list-item>
                  <text:p text:style-name="P3">Mechanism</text:p>
                  <text:list>
                    <text:list-item>
                      <text:p text:style-name="P3">File creation, deletion, read, write, file-block-to-disk-block mapping, buffer cache, etc</text:p>
                    </text:list-item>
                  </text:list>
                </text:list-item>
                <text:list-item>
                  <text:p text:style-name="P3">Policy</text:p>
                  <text:list>
                    <text:list-item>
                      <text:p text:style-name="P3">Sharing vs protection?</text:p>
                    </text:list-item>
                    <text:list-item>
                      <text:p text:style-name="P3">Which block to allocate?</text:p>
                    </text:list-item>
                    <text:list-item>
                      <text:p text:style-name="P3">File system buffer cache management?</text:p>
                    </text:list-item>
                  </text:list>
                </text:list-item>
              </text:list>
            </text:list-item>
            <text:list-item>
              <text:p text:style-name="P3">Communication Abstraction: Messaging</text:p>
              <text:list>
                <text:list-item>
                  <text:p text:style-name="P3">Message passing is a communication abstraction: illusion of a reliable and ordered transport</text:p>
                </text:list-item>
                <text:list-item>
                  <text:p text:style-name="P3">Mechanism </text:p>
                  <text:list>
                    <text:list-item>
                      <text:p text:style-name="P3">Send, receive, buffering, retransmission, etc</text:p>
                    </text:list-item>
                  </text:list>
                </text:list-item>
                <text:list-item>
                  <text:p text:style-name="P3">Policy</text:p>
                  <text:list>
                    <text:list-item>
                      <text:p text:style-name="P3">Congestion control and routing</text:p>
                    </text:list-item>
                    <text:list-item>
                      <text:p text:style-name="P3">Multiplexing multiple connections onto a single network interface</text:p>
                    </text:list-item>
                  </text:list>
                </text:list-item>
              </text:list>
            </text:list-item>
            <text:list-item>
              <text:p text:style-name="P3">Character and Block Devices</text:p>
              <text:list>
                <text:list-item>
                  <text:p text:style-name="P3">The device interface gives the illusion that devices support the same API: character stream and block access</text:p>
                </text:list-item>
                <text:list-item>
                  <text:p text:style-name="P3">Mechanisms</text:p>
                  <text:list>
                    <text:list-item>
                      <text:p text:style-name="P3">Open, close, read, write, IO Control, etc</text:p>
                    </text:list-item>
                    <text:list-item>
                      <text:p text:style-name="P3">Buffering</text:p>
                    </text:list-item>
                  </text:list>
                </text:list-item>
                <text:list-item>
                  <text:p text:style-name="P3">Policies</text:p>
                  <text:list>
                    <text:list-item>
                      <text:p text:style-name="P3">Protection</text:p>
                    </text:list-item>
                    <text:list-item>
                      <text:p text:style-name="P3">Sharing?</text:p>
                    </text:list-item>
                    <text:list-item>
                      <text:p text:style-name="P3">Scheduling?</text:p>
                    </text:list-item>
                  </text:list>
                </text:list-item>
              </text:list>
            </text:list-item>
            <text:list-item>
              <text:p text:style-name="P3">What are the major issues in OS design?</text:p>
              <text:list>
                <text:list-item>
                  <text:p text:style-name="P3">Programming the API: what should the virtual machine look like?</text:p>
                </text:list-item>
                <text:list-item>
                  <text:p text:style-name="P3">Resource Management: how should the hardware resources be multiplexed among multiple users?</text:p>
                </text:list-item>
                <text:list-item>
                  <text:p text:style-name="P3">Sharing: how should resources be shared among multiple users?</text:p>
                </text:list-item>
                <text:list-item>
                  <text:p text:style-name="P3">Protection: how to protect users from each other? How to protect programs from each other? How to protect the OS from applications and users?</text:p>
                </text:list-item>
                <text:list-item>
                  <text:p text:style-name="P3">Communication: how can applications exchange information?</text:p>
                </text:list-item>
                <text:list-item>
                  <text:p text:style-name="P3">Structure: how do we organize the OS?</text:p>
                </text:list-item>
                <text:list-item>
                  <text:p text:style-name="P3">Concurrency: how do we deal with the concurrency that is inherent in Oses</text:p>
                </text:list-item>
                <text:list-item>
                  <text:p text:style-name="P3">Performance: how do we make it all run fast?</text:p>
                </text:list-item>
                <text:list-item>
                  <text:p text:style-name="P3">Reliability: how do we keep the OS from crashing?</text:p>
                </text:list-item>
                <text:list-item>
                  <text:p text:style-name="P3">Persistence: how can we make the data last beyond program execution?</text:p>
                </text:list-item>
                <text:list-item>
                  <text:p text:style-name="P3">Accounting: how do we keep track of resource usage?</text:p>
                </text:list-item>
                <text:list-item>
                  <text:p text:style-name="P3">Distribution: how do we make it easier to use multiple computers in conjunction?</text:p>
                </text:list-item>
                <text:list-item>
                  <text:p text:style-name="P3">Scaling: how do we keep the OS efficient and reliable as the offered load increases? (more users, processes, processors)</text:p>
                </text:list-item>
              </text:list>
            </text:list-item>
            <text:list-item>
              <text:p text:style-name="P3">Spooling</text:p>
              <text:list>
                <text:list-item>
                  <text:p text:style-name="P3">CPUs were much faster than card readers, then disks were faster than those, so what do we do?</text:p>
                  <text:list>
                    <text:list-item>
                      <text:p text:style-name="P3">Read 1 job from disk, run job 1 while reading job 2 from cards to disk, save output <text:soft-page-break/>from 1 to disk, print output of job 1 while running job 2 while reading job 3 from cards to disk etc. </text:p>
                    </text:list-item>
                    <text:list-item>
                      <text:p text:style-name="P3">Spooling: Simultaneous Peripheral Operation On Line</text:p>
                    </text:list-item>
                  </text:list>
                </text:list-item>
                <text:list-item>
                  <text:p text:style-name="P3">Can use multiple card readers and printers to keep up with CPU if needed</text:p>
                </text:list-item>
                <text:list-item>
                  <text:p text:style-name="P3">Improves both system throughput and response time</text:p>
                </text:list-item>
              </text:list>
            </text:list-item>
            <text:list-item>
              <text:p text:style-name="P3">Multiprogramming</text:p>
              <text:list>
                <text:list-item>
                  <text:p text:style-name="P3">CPUS were still idle whenever the program needed to interact with peripheral device</text:p>
                </text:list-item>
                <text:list-item>
                  <text:p text:style-name="P3">Multiprogramming batch systems invented</text:p>
                  <text:list>
                    <text:list-item>
                      <text:p text:style-name="P3">Load multiple programs onto disk at the same time</text:p>
                    </text:list-item>
                    <text:list-item>
                      <text:p text:style-name="P3">Switch from one job to another when first performs an IO operation </text:p>
                    </text:list-item>
                    <text:list-item>
                      <text:p text:style-name="P3">Overlap IO of one job with computation of another job</text:p>
                    </text:list-item>
                    <text:list-item>
                      <text:p text:style-name="P3">Peripherals have to be asynchronous</text:p>
                    </text:list-item>
                    <text:list-item>
                      <text:p text:style-name="P3">Have to know when IO operation is done (interrupt vs polling)</text:p>
                    </text:list-item>
                  </text:list>
                </text:list-item>
                <text:list-item>
                  <text:p text:style-name="P3">Increase system throughput, possibly at the expense of response time</text:p>
                  <text:list>
                    <text:list-item>
                      <text:p text:style-name="P3">When is this better for response time? When is it worse?</text:p>
                    </text:list-item>
                  </text:list>
                </text:list-item>
              </text:list>
            </text:list-item>
            <text:list-item>
              <text:p text:style-name="P3">Time Sharing</text:p>
              <text:list>
                <text:list-item>
                  <text:p text:style-name="P3">Connect multiple terminals to same machine, multiplex machine between users, machine has to be fast enough to give illusion that each user has own machine, Multics was first large time-sharing system (1960's)</text:p>
                </text:list-item>
              </text:list>
            </text:list-item>
            <text:list-item>
              <text:p text:style-name="P3">Real time OS</text:p>
              <text:list>
                <text:list-item>
                  <text:p text:style-name="P3">What happens when applications have deadlines by when they have to complete certain stuff?</text:p>
                  <text:list>
                    <text:list-item>
                      <text:p text:style-name="P3">Hard real time system</text:p>
                      <text:list>
                        <text:list-item>
                          <text:p text:style-name="P3">Medical imaging, industrial control, etc</text:p>
                        </text:list-item>
                        <text:list-item>
                          <text:p text:style-name="P3">Catastrophic failure if system misses a deadline</text:p>
                          <text:list>
                            <text:list-item>
                              <text:p text:style-name="P3">What happens if collision avoidance software on google car stops working?</text:p>
                            </text:list-item>
                          </text:list>
                        </text:list-item>
                        <text:list-item>
                          <text:p text:style-name="P3">Challenge lies in how to meet deadlines with minimal resource waste</text:p>
                        </text:list-item>
                      </text:list>
                    </text:list-item>
                    <text:list-item>
                      <text:p text:style-name="P3">Soft real time system</text:p>
                      <text:list>
                        <text:list-item>
                          <text:p text:style-name="P3">Multimedia applications</text:p>
                          <text:list>
                            <text:list-item>
                              <text:p text:style-name="P3">Annoying but not catastrophic if deadlines missed</text:p>
                            </text:list-item>
                            <text:list-item>
                              <text:p text:style-name="P3">Challenge lies in how to meet most deadlines with minimal resource waste</text:p>
                            </text:list-item>
                            <text:list-item>
                              <text:p text:style-name="P3">Also lies in how to load-shed if become overload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Distributed OS</text:p>
              <text:list>
                <text:list-item>
                  <text:p text:style-name="P3">Clustering</text:p>
                  <text:list>
                    <text:list-item>
                      <text:p text:style-name="P3">Use multiple small machines to handle large services</text:p>
                      <text:list>
                        <text:list-item>
                          <text:p text:style-name="P3">Cheaper than using one large machine</text:p>
                        </text:list-item>
                        <text:list-item>
                          <text:p text:style-name="P3">Better potential for reliability, incremental scalability, and absolute scalability</text:p>
                        </text:list-item>
                      </text:list>
                    </text:list-item>
                  </text:list>
                </text:list-item>
                <text:list-item>
                  <text:p text:style-name="P3">Wide-area distributed systems</text:p>
                  <text:list>
                    <text:list-item>
                      <text:p text:style-name="P3">Allow use of geographically distributed resources</text:p>
                      <text:list>
                        <text:list-item>
                          <text:p text:style-name="P3">Local use of PC to access internet services like google, amazon (don't need to carry needed info with us)</text:p>
                        </text:list-item>
                      </text:list>
                    </text:list-item>
                  </text:list>
                </text:list-item>
                <text:list-item>
                  <text:p text:style-name="P3">Need OS support for communication and sharing of distributed resources</text:p>
                  <text:list>
                    <text:list-item>
                      <text:p text:style-name="P3">Network file systems for example (shared drives)</text:p>
                    </text:list-item>
                  </text:list>
                </text:list-item>
                <text:list-item>
                  <text:p text:style-name="P3">Want performance (speedup isn't a metric of interest here), high reliability, and use of diverse resources</text:p>
                </text:list-item>
              </text:list>
            </text:list-item>
            <text:list-item>
              <text:p text:style-name="P3">Embedded OS</text:p>
              <text:list>
                <text:list-item>
                  <text:p text:style-name="P3">Pervasive computing</text:p>
                  <text:list>
                    <text:list-item>
                      <text:p text:style-name="P3">Cellphones, cars, etc</text:p>
                    </text:list-item>
                    <text:list-item>
                      <text:p text:style-name="P3">Android wear, etc</text:p>
                    </text:list-item>
                  </text:list>
                </text:list-item>
                <text:list-item>
                  <text:p text:style-name="P3"><text:soft-page-break/>Characteristics</text:p>
                  <text:list>
                    <text:list-item>
                      <text:p text:style-name="P3">Constrained resources (slow cpu, low memory, etc)</text:p>
                    </text:list-item>
                    <text:list-item>
                      <text:p text:style-name="P3">How can we execute more powerful programs if our hardware is similar to old hardware?</text:p>
                      <text:list>
                        <text:list-item>
                          <text:p text:style-name="P3">Use lots of them, augment with services running on powerful machines</text:p>
                        </text:list-item>
                      </text:list>
                    </text:list-item>
                  </text:list>
                </text:list-item>
                <text:list-item>
                  <text:p text:style-name="P3">OS support for power management, mobility, resource delivery, etc</text:p>
                </text:list-item>
              </text:list>
            </text:list-item>
            <text:list-item>
              <text:p text:style-name="P3">Virtual Machines and Hypervisors</text:p>
              <text:list>
                <text:list-item>
                  <text:p text:style-name="P3">Popular in the 60's and 70's, vanished in 80's and 90's</text:p>
                </text:list-item>
                <text:list-item>
                  <text:p text:style-name="P3">Idea: partition a physical machine into a number of virtual ones</text:p>
                  <text:list>
                    <text:list-item>
                      <text:p text:style-name="P3">Each vm behaves as a separate computer</text:p>
                    </text:list-item>
                    <text:list-item>
                      <text:p text:style-name="P3">can support heterogeneous operating systems (guest OS's)</text:p>
                    </text:list-item>
                    <text:list-item>
                      <text:p text:style-name="P3">Provides performance isolation and fault isolation</text:p>
                    </text:list-item>
                    <text:list-item>
                      <text:p text:style-name="P3">facilitates virtual machine migration</text:p>
                    </text:list-item>
                    <text:list-item>
                      <text:p text:style-name="P3">facilitates server consolidation</text:p>
                    </text:list-item>
                  </text:list>
                </text:list-item>
                <text:list-item>
                  <text:p text:style-name="P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13:20:18.33</meta:creation-date>
    <meta:document-statistic meta:table-count="0" meta:image-count="0" meta:object-count="0" meta:page-count="4" meta:paragraph-count="138" meta:word-count="1203" meta:character-count="7268"/>
    <dc:date>2015-10-10T14:54:34.40</dc:date>
    <meta:editing-duration>PT14S</meta:editing-duration>
    <meta:editing-cycles>1</meta:editing-cycles>
    <meta:generator>OpenOffice.org/3.4.1$Win32 OpenOffice.org_project/341m1$Build-9593</meta:generator>
  </office:meta>
</office:document-meta>
</file>